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5-11-1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5-09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5-08-2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5-06-2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5-05-2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5-04-1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5-01-2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2264" calcext:value-type="float">
            <text:p>78.3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4-12-1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4-09-1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4-06-2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4-05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4-04-0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4-01-2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3-11-1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3-09-1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3-06-2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3-04-2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3-03-2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7232" calcext:value-type="float">
            <text:p>78.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3-01-3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2056" calcext:value-type="float">
            <text:p>78.1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2-11-1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2-09-26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2-06-0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2-04-15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2-03-2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2-01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1-11-1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1-09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1-06-2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1-04-2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1-03-1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0-12-1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0-09-3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0-08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0-06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0-05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0-04-2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20-02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9-11-1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9-09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884" calcext:value-type="float">
            <text:p>78.3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9-04-2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9-02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8-11-1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052" calcext:value-type="float">
            <text:p>76.5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8-09-1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8-07-1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8-06-0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8-04-1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8-01-2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7-12-0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7-09-0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7-06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7-04-2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7-03-0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6-12-2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6-11-0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6-10-0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6-06-0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6-04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6-03-0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5-12-1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5-10-2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5-09-0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5-06-3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5-04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5-03-1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4-12-1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4-11-1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4-09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4-06-1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4-04-0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4-02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5616" calcext:value-type="float">
            <text:p>76.1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3-12-2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3-11-0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3-09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3-07-0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3-04-0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3-01-3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2-12-1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2-11-0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2-09-1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2-06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2-04-10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2-02-23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1-12-1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1-11-1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4952" calcext:value-type="float">
            <text:p>75.4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1-06-1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1-05-0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1-03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0-12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0-11-1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0-09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0-06-0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10-04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9-12-1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9-11-0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9-06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9-04-2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9-02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8-12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8-11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8-06-1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8-04-1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8-01-3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7-10-3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7-07-1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7-03-0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6-11-3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2952" calcext:value-type="float">
            <text:p>74.6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7648" calcext:value-type="float">
            <text:p>74.9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5-03-31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4-11-0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4-08-0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4-05-2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4-04-0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4-01-22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3-11-2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3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3-07-1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3-05-2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3-03-25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3-01-22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2-12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2-11-1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2-09-1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2-07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7944" calcext:value-type="float">
            <text:p>74.2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2-06-2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2-05-0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2-03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2-02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2-01-3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1-12-1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1-11-1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1-10-0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1-08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1-07-24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1-06-2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1-05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1-04-1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1-03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1-02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1-01-0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0-12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0-11-1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0-10-0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0-08-3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1944" calcext:value-type="float">
            <text:p>71.9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200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2448" calcext:value-type="float">
            <text:p>71.4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8944" calcext:value-type="float">
            <text:p>70.7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8336" calcext:value-type="float">
            <text:p>71.2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8168" calcext:value-type="float">
            <text:p>71.4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104" calcext:value-type="float">
            <text:p>69.4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5472" calcext:value-type="float">
            <text:p>68.1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6328" calcext:value-type="float">
            <text:p>68.1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5136" calcext:value-type="float">
            <text:p>68.5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992" calcext:value-type="float">
            <text:p>68.5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8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8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87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8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8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2076531902</text:p>
          </table:table-cell>
          <table:table-cell office:value-type="string" calcext:value-type="string">
            <text:p>CH Bf 158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92" meta:object-count="0"/>
    <meta:user-defined meta:name="AppVersion">3.0</meta:user-defined>
  </office:meta>
</office:document-meta>
</file>